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654"/>
    </style:style>
    <style:style style:name="P2" style:family="paragraph" style:parent-style-name="Standard">
      <style:text-properties fo:font-size="18pt" officeooo:rsid="000624c2" officeooo:paragraph-rsid="000624c2" style:font-size-asian="15.75pt" style:font-size-complex="18pt"/>
    </style:style>
    <style:style style:name="P3" style:family="paragraph" style:parent-style-name="Standard">
      <style:text-properties fo:font-size="16pt" fo:font-weight="normal" officeooo:rsid="00152d88" officeooo:paragraph-rsid="00152d88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3pt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6a3818" officeooo:paragraph-rsid="006a381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officeooo:rsid="004cc2fc" officeooo:paragraph-rsid="005be07d" style:font-size-asian="13pt" style:font-size-complex="13pt"/>
    </style:style>
    <style:style style:name="P7" style:family="paragraph" style:parent-style-name="Standard">
      <style:text-properties officeooo:paragraph-rsid="00053654" fo:background-color="#ffffff"/>
    </style:style>
    <style:style style:name="P8" style:family="paragraph" style:parent-style-name="Standard">
      <style:text-properties officeooo:paragraph-rsid="0006ac7d"/>
    </style:style>
    <style:style style:name="P9" style:family="paragraph" style:parent-style-name="Standard">
      <style:text-properties style:font-name="Abyssinica SIL" fo:font-size="13pt" style:text-underline-style="none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Abyssinica SIL" fo:font-size="13pt" style:text-underline-style="none" fo:font-weight="normal" officeooo:rsid="00340ec9" officeooo:paragraph-rsid="0041ccd4" fo:background-color="#fffff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officeooo:paragraph-rsid="0024d3d7" fo:background-color="#ffffff" style:font-size-asian="13pt" style:font-weight-asian="normal" style:font-size-complex="13pt" style:font-weight-complex="normal" loext:padding="0cm" loext:border="none"/>
    </style:style>
    <style:style style:name="P12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officeooo:paragraph-rsid="0038613e" fo:background-color="#ffffff" style:font-size-asian="13pt" style:font-weight-asian="normal" style:font-size-complex="13pt" style:font-weight-complex="normal" loext:padding="0cm" loext:border="none"/>
    </style:style>
    <style:style style:name="P13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officeooo:paragraph-rsid="0044d3f1" fo:background-color="#ffffff" style:font-size-asian="13pt" style:font-weight-asian="normal" style:font-size-complex="13pt" style:font-weight-complex="normal" loext:padding="0cm" loext:border="none"/>
    </style:style>
    <style:style style:name="P14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officeooo:paragraph-rsid="0055b56d" fo:background-color="#ffffff" style:font-size-asian="13pt" style:font-weight-asian="normal" style:font-size-complex="13pt" style:font-weight-complex="normal" loext:padding="0cm" loext:border="none"/>
    </style:style>
    <style:style style:name="P15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officeooo:paragraph-rsid="0077d5a7" fo:background-color="#ffffff" style:font-size-asian="13pt" style:font-weight-asian="normal" style:font-size-complex="13pt" style:font-weight-complex="normal" loext:padding="0cm" loext:border="none"/>
    </style:style>
    <style:style style:name="P16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officeooo:paragraph-rsid="0062f7b4" fo:background-color="#ffffff" style:font-size-asian="13pt" style:font-weight-asian="normal" style:font-size-complex="13pt" style:font-weight-complex="normal" loext:padding="0cm" loext:border="none"/>
    </style:style>
    <style:style style:name="P17" style:family="paragraph" style:parent-style-name="Standard">
      <style:text-properties officeooo:paragraph-rsid="0024d3d7"/>
    </style:style>
    <style:style style:name="P18" style:family="paragraph" style:parent-style-name="Standard">
      <style:paragraph-properties fo:text-align="start" style:justify-single-word="false"/>
      <style:text-properties officeooo:paragraph-rsid="0025ecef"/>
    </style:style>
    <style:style style:name="P19" style:family="paragraph" style:parent-style-name="Standard">
      <style:paragraph-properties fo:text-align="start" style:justify-single-word="false"/>
      <style:text-properties officeooo:paragraph-rsid="0024d3d7"/>
    </style:style>
    <style:style style:name="P20" style:family="paragraph" style:parent-style-name="Standard">
      <style:paragraph-properties fo:text-align="start" style:justify-single-word="false"/>
      <style:text-properties officeooo:paragraph-rsid="002ffd75"/>
    </style:style>
    <style:style style:name="P21" style:family="paragraph" style:parent-style-name="Standard">
      <style:paragraph-properties fo:text-align="start" style:justify-single-word="false"/>
      <style:text-properties officeooo:paragraph-rsid="003af2c9"/>
    </style:style>
    <style:style style:name="P22" style:family="paragraph" style:parent-style-name="Standard">
      <style:paragraph-properties fo:text-align="start" style:justify-single-word="false"/>
      <style:text-properties officeooo:paragraph-rsid="006a3818"/>
    </style:style>
    <style:style style:name="P23" style:family="paragraph" style:parent-style-name="Standard">
      <style:paragraph-properties fo:text-align="start" style:justify-single-word="false"/>
      <style:text-properties officeooo:paragraph-rsid="00704377"/>
    </style:style>
    <style:style style:name="P24" style:family="paragraph" style:parent-style-name="Standard">
      <style:paragraph-properties fo:text-align="start" style:justify-single-word="false"/>
      <style:text-properties officeooo:paragraph-rsid="00723c31"/>
    </style:style>
    <style:style style:name="P25" style:family="paragraph" style:parent-style-name="Standard">
      <style:paragraph-properties fo:text-align="start" style:justify-single-word="false"/>
      <style:text-properties officeooo:paragraph-rsid="00741914"/>
    </style:style>
    <style:style style:name="P26" style:family="paragraph" style:parent-style-name="Standard">
      <style:text-properties officeooo:paragraph-rsid="001f429c"/>
    </style:style>
    <style:style style:name="P27" style:family="paragraph" style:parent-style-name="Standard">
      <style:paragraph-properties fo:text-align="start" style:justify-single-word="false"/>
      <style:text-properties officeooo:rsid="002ffd75" officeooo:paragraph-rsid="002ffd75"/>
    </style:style>
    <style:style style:name="P28" style:family="paragraph" style:parent-style-name="Standard">
      <style:text-properties officeooo:paragraph-rsid="0030fb5a"/>
    </style:style>
    <style:style style:name="P29" style:family="paragraph" style:parent-style-name="Standard">
      <style:text-properties officeooo:paragraph-rsid="0041ccd4"/>
    </style:style>
    <style:style style:name="P30" style:family="paragraph" style:parent-style-name="Standard">
      <style:text-properties officeooo:rsid="00340ec9" officeooo:paragraph-rsid="0034670b"/>
    </style:style>
    <style:style style:name="P31" style:family="paragraph" style:parent-style-name="Standard">
      <style:text-properties officeooo:rsid="00363187" officeooo:paragraph-rsid="0044d3f1"/>
    </style:style>
    <style:style style:name="P32" style:family="paragraph" style:parent-style-name="Standard">
      <style:text-properties officeooo:paragraph-rsid="004f3a5e"/>
    </style:style>
    <style:style style:name="P33" style:family="paragraph" style:parent-style-name="Standard">
      <style:text-properties officeooo:paragraph-rsid="0054d994"/>
    </style:style>
    <style:style style:name="P34" style:family="paragraph" style:parent-style-name="Standard">
      <style:text-properties officeooo:paragraph-rsid="0055b56d"/>
    </style:style>
    <style:style style:name="P35" style:family="paragraph" style:parent-style-name="Standard">
      <style:text-properties officeooo:paragraph-rsid="004cc2fc"/>
    </style:style>
    <style:style style:name="P36" style:family="paragraph" style:parent-style-name="Standard">
      <style:text-properties officeooo:paragraph-rsid="005a2ea4"/>
    </style:style>
    <style:style style:name="P37" style:family="paragraph" style:parent-style-name="Standard">
      <style:text-properties officeooo:paragraph-rsid="006c166d"/>
    </style:style>
    <style:style style:name="P38" style:family="paragraph" style:parent-style-name="Standard">
      <style:text-properties officeooo:paragraph-rsid="00741914"/>
    </style:style>
    <style:style style:name="P39" style:family="paragraph" style:parent-style-name="Standard">
      <style:paragraph-properties fo:text-align="start" style:justify-single-word="false"/>
      <style:text-properties officeooo:rsid="00741914" officeooo:paragraph-rsid="00741914"/>
    </style:style>
    <style:style style:name="P40" style:family="paragraph" style:parent-style-name="Standard">
      <style:text-properties officeooo:rsid="0038613e" officeooo:paragraph-rsid="0044d3f1"/>
    </style:style>
    <style:style style:name="P41" style:family="paragraph" style:parent-style-name="Standard">
      <style:text-properties officeooo:paragraph-rsid="0077d5a7"/>
    </style:style>
    <style:style style:name="P42" style:family="paragraph" style:parent-style-name="Standard">
      <style:text-properties officeooo:paragraph-rsid="0079db3c"/>
    </style:style>
    <style:style style:name="P43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officeooo:paragraph-rsid="006a3818" fo:background-color="#ffffff" style:font-size-asian="11.3500003814697pt" style:font-weight-asian="normal" style:font-size-complex="13pt" style:font-weight-complex="normal" loext:padding="0cm" loext:border="none"/>
    </style:style>
    <style:style style:name="P44" style:family="paragraph" style:parent-style-name="Standard">
      <style:text-properties officeooo:paragraph-rsid="007bdf1c"/>
    </style:style>
    <style:style style:name="P45" style:family="paragraph" style:parent-style-name="Standard">
      <style:text-properties fo:font-size="13pt" fo:font-weight="normal" officeooo:rsid="007c957a" officeooo:paragraph-rsid="007c957a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size="13pt" fo:font-weight="normal" officeooo:rsid="007c957a" officeooo:paragraph-rsid="007e6a4a" style:font-size-asian="13pt" style:font-weight-asian="normal" style:font-size-complex="13pt" style:font-weight-complex="normal"/>
    </style:style>
    <style:style style:name="P47" style:family="paragraph" style:parent-style-name="Standard">
      <style:text-properties officeooo:paragraph-rsid="007e6a4a"/>
    </style:style>
    <style:style style:name="T1" style:family="text">
      <style:text-properties style:font-name="Abyssinica SIL" fo:font-size="20pt" style:text-underline-style="none" fo:font-weight="bold" officeooo:rsid="00996266" fo:background-color="#ff0000" loext:char-shading-value="0" style:font-size-asian="20pt" style:font-weight-asian="bold" style:font-size-complex="20pt" style:font-weight-complex="bold"/>
    </style:style>
    <style:style style:name="T2" style:family="text">
      <style:text-properties style:font-name="Abyssinica SIL" fo:font-size="20pt" style:text-underline-style="none" fo:font-weight="bold" officeooo:rsid="00053654" fo:background-color="#ff0000" loext:char-shading-value="0" style:font-size-asian="20pt" style:font-weight-asian="bold" style:font-size-complex="20pt" style:font-weight-complex="bold"/>
    </style:style>
    <style:style style:name="T3" style:family="text">
      <style:text-properties style:font-name="Abyssinica SIL" fo:font-size="20pt" style:text-underline-style="none" fo:font-weight="bold" officeooo:rsid="000624c2" fo:background-color="#ff0000" loext:char-shading-value="0" style:font-size-asian="20pt" style:font-weight-asian="bold" style:font-size-complex="20pt" style:font-weight-complex="bold"/>
    </style:style>
    <style:style style:name="T4" style:family="text">
      <style:text-properties style:font-name="Abyssinica SIL" fo:font-size="20pt" style:text-underline-style="none" fo:font-weight="bold" officeooo:rsid="0006ac7d" fo:background-color="#ff0000" loext:char-shading-value="0" style:font-size-asian="20pt" style:font-weight-asian="bold" style:font-size-complex="20pt" style:font-weight-complex="bold"/>
    </style:style>
    <style:style style:name="T5" style:family="text">
      <style:text-properties style:font-name="Abyssinica SIL" fo:font-size="20pt" style:text-underline-style="none" fo:font-weight="bold" officeooo:rsid="00128fcd" fo:background-color="#ff0000" loext:char-shading-value="0" style:font-size-asian="20pt" style:font-weight-asian="bold" style:font-size-complex="20pt" style:font-weight-complex="bold"/>
    </style:style>
    <style:style style:name="T6" style:family="text">
      <style:text-properties style:font-name="Abyssinica SIL" fo:font-size="20pt" style:text-underline-style="none" fo:font-weight="bold" officeooo:rsid="00996266" style:font-size-asian="20pt" style:font-weight-asian="bold" style:font-size-complex="20pt" style:font-weight-complex="bold"/>
    </style:style>
    <style:style style:name="T7" style:family="text">
      <style:text-properties style:font-name="Abyssinica SIL" fo:font-size="20pt" style:text-underline-style="none" fo:font-weight="bold" officeooo:rsid="000624c2" style:font-size-asian="20pt" style:font-weight-asian="bold" style:font-size-complex="20pt" style:font-weight-complex="bold"/>
    </style:style>
    <style:style style:name="T8" style:family="text">
      <style:text-properties style:font-name="Abyssinica SIL" fo:font-size="20pt" style:text-underline-style="none" fo:font-weight="bold" officeooo:rsid="000624c2" fo:background-color="#ffffff" loext:char-shading-value="0" style:font-size-asian="20pt" style:font-weight-asian="bold" style:font-size-complex="20pt" style:font-weight-complex="bold"/>
    </style:style>
    <style:style style:name="T9" style:family="text">
      <style:text-properties style:font-name="Abyssinica SIL" fo:font-size="20pt" style:text-underline-style="none" fo:font-weight="bold" officeooo:rsid="0006ac7d" fo:background-color="#ffffff" loext:char-shading-value="0" style:font-size-asian="20pt" style:font-weight-asian="bold" style:font-size-complex="20pt" style:font-weight-complex="bold"/>
    </style:style>
    <style:style style:name="T10" style:family="text">
      <style:text-properties style:font-name="Abyssinica SIL" style:text-underline-style="none"/>
    </style:style>
    <style:style style:name="T11" style:family="text">
      <style:text-properties style:font-name="Abyssinica SIL" style:text-underline-style="none" fo:font-weight="bold" fo:background-color="#ff0000" loext:char-shading-value="0" style:font-weight-asian="bold" style:font-weight-complex="bold"/>
    </style:style>
    <style:style style:name="T12" style:family="text">
      <style:text-properties style:font-name="Abyssinica SIL" style:text-underline-style="none" fo:font-weight="bold" officeooo:rsid="00996266" fo:background-color="#ff0000" loext:char-shading-value="0" style:font-weight-asian="bold" style:font-weight-complex="bold"/>
    </style:style>
    <style:style style:name="T13" style:family="text">
      <style:text-properties style:font-name="Abyssinica SIL" style:text-underline-style="none" fo:font-weight="bold" officeooo:rsid="00141d2a" fo:background-color="#ff0000" loext:char-shading-value="0" style:font-weight-asian="bold" style:font-weight-complex="bold"/>
    </style:style>
    <style:style style:name="T14" style:family="text">
      <style:text-properties style:font-name="Abyssinica SIL" style:text-underline-style="none" officeooo:rsid="00996266"/>
    </style:style>
    <style:style style:name="T15" style:family="text">
      <style:text-properties style:font-name="Abyssinica SIL" style:text-underline-style="none" officeooo:rsid="0016ad98"/>
    </style:style>
    <style:style style:name="T16" style:family="text">
      <style:text-properties style:font-name="Abyssinica SIL" fo:font-size="13pt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17" style:family="text">
      <style:text-properties style:font-name="Abyssinica SIL" fo:font-size="13pt" style:text-underline-style="none" fo:font-weight="normal" officeooo:rsid="000624c2" fo:background-color="#ffffff" loext:char-shading-value="0" style:font-size-asian="13pt" style:font-weight-asian="normal" style:font-size-complex="13pt" style:font-weight-complex="normal"/>
    </style:style>
    <style:style style:name="T18" style:family="text">
      <style:text-properties style:font-name="Abyssinica SIL" fo:font-size="13pt" style:text-underline-style="none" fo:font-weight="normal" officeooo:rsid="000bab3d" fo:background-color="#ffffff" loext:char-shading-value="0" style:font-size-asian="13pt" style:font-weight-asian="normal" style:font-size-complex="13pt" style:font-weight-complex="normal"/>
    </style:style>
    <style:style style:name="T19" style:family="text">
      <style:text-properties style:font-name="Abyssinica SIL" fo:font-size="13pt" style:text-underline-style="none" fo:font-weight="normal" officeooo:rsid="000f4e1e" fo:background-color="#ffffff" loext:char-shading-value="0" style:font-size-asian="13pt" style:font-weight-asian="normal" style:font-size-complex="13pt" style:font-weight-complex="normal"/>
    </style:style>
    <style:style style:name="T20" style:family="text">
      <style:text-properties style:font-name="Abyssinica SIL" fo:font-size="13pt" style:text-underline-style="none" fo:font-weight="normal" officeooo:rsid="00117839" fo:background-color="#ffffff" loext:char-shading-value="0" style:font-size-asian="13pt" style:font-weight-asian="normal" style:font-size-complex="13pt" style:font-weight-complex="normal"/>
    </style:style>
    <style:style style:name="T21" style:family="text">
      <style:text-properties style:font-name="Abyssinica SIL" fo:font-size="13pt" style:text-underline-style="none" fo:font-weight="normal" officeooo:rsid="0006ac7d" fo:background-color="#ffffff" loext:char-shading-value="0" style:font-size-asian="13pt" style:font-weight-asian="normal" style:font-size-complex="13pt" style:font-weight-complex="normal"/>
    </style:style>
    <style:style style:name="T22" style:family="text">
      <style:text-properties style:font-name="Abyssinica SIL" fo:font-size="13pt" style:text-underline-style="none" fo:font-weight="normal" officeooo:rsid="0007ea0d" fo:background-color="#ffffff" loext:char-shading-value="0" style:font-size-asian="13pt" style:font-weight-asian="normal" style:font-size-complex="13pt" style:font-weight-complex="normal"/>
    </style:style>
    <style:style style:name="T23" style:family="text">
      <style:text-properties style:font-name="Abyssinica SIL" fo:font-size="13pt" style:text-underline-style="none" fo:font-weight="normal" officeooo:rsid="00111453" fo:background-color="#ffffff" loext:char-shading-value="0" style:font-size-asian="13pt" style:font-weight-asian="normal" style:font-size-complex="13pt" style:font-weight-complex="normal"/>
    </style:style>
    <style:style style:name="T24" style:family="text">
      <style:text-properties style:font-name="Abyssinica SIL" fo:font-size="13pt" style:text-underline-style="none" fo:font-weight="normal" officeooo:rsid="00174114" fo:background-color="#ffffff" loext:char-shading-value="0" style:font-size-asian="13pt" style:font-weight-asian="normal" style:font-size-complex="13pt" style:font-weight-complex="normal"/>
    </style:style>
    <style:style style:name="T25" style:family="text">
      <style:text-properties style:font-name="Abyssinica SIL" fo:font-size="13pt" style:text-underline-style="none" fo:font-weight="normal" officeooo:rsid="0018365c" fo:background-color="#ffffff" loext:char-shading-value="0" style:font-size-asian="13pt" style:font-weight-asian="normal" style:font-size-complex="13pt" style:font-weight-complex="normal"/>
    </style:style>
    <style:style style:name="T26" style:family="text">
      <style:text-properties style:font-name="Abyssinica SIL" fo:font-size="13pt" style:text-underline-style="none" fo:font-weight="normal" officeooo:rsid="0024d3d7" fo:background-color="#ffffff" loext:char-shading-value="0" style:font-size-asian="13pt" style:font-weight-asian="normal" style:font-size-complex="13pt" style:font-weight-complex="normal"/>
    </style:style>
    <style:style style:name="T27" style:family="text">
      <style:text-properties style:font-name="Abyssinica SIL" fo:font-size="13pt" style:text-underline-style="none" fo:font-weight="normal" officeooo:rsid="0025ecef" fo:background-color="#ffffff" loext:char-shading-value="0" style:font-size-asian="13pt" style:font-weight-asian="normal" style:font-size-complex="13pt" style:font-weight-complex="normal"/>
    </style:style>
    <style:style style:name="T28" style:family="text">
      <style:text-properties style:font-name="Abyssinica SIL" fo:font-size="13pt" style:text-underline-style="none" fo:font-weight="normal" officeooo:rsid="00340ec9" fo:background-color="#ffffff" loext:char-shading-value="0" style:font-size-asian="13pt" style:font-weight-asian="normal" style:font-size-complex="13pt" style:font-weight-complex="normal"/>
    </style:style>
    <style:style style:name="T29" style:family="text">
      <style:text-properties style:font-name="Abyssinica SIL" fo:font-size="13pt" style:text-underline-style="none" fo:font-weight="normal" officeooo:rsid="00741914" fo:background-color="#ffffff" loext:char-shading-value="0" style:font-size-asian="13pt" style:font-weight-asian="normal" style:font-size-complex="13pt" style:font-weight-complex="normal"/>
    </style:style>
    <style:style style:name="T30" style:family="text">
      <style:text-properties style:font-name="Abyssinica SIL" fo:font-size="13pt" style:text-underline-style="none" fo:font-weight="normal" officeooo:rsid="0044d3f1" fo:background-color="#ffffff" loext:char-shading-value="0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f4e1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6ad9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c728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f429c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7ea0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4d3d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5ece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1783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bab3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d3016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ac7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7ad6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9b39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a89c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fd7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292f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670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6492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e524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5e02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9f0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af2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c651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24c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df15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5b56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a2ea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4ddf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0437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23c3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4191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1.3500003814697pt" style:font-weight-asian="normal" style:font-size-complex="13pt" style:font-weight-complex="normal" loext:padding="0cm" loext:border="none"/>
    </style:style>
    <style:style style:name="T71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ffff" loext:char-shading-value="0" style:font-size-asian="20pt" style:font-weight-asian="bold" style:font-size-complex="20pt" style:font-weight-complex="bold" loext:padding="0cm" loext:border="none"/>
    </style:style>
    <style:style style:name="T7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ffff" loext:char-shading-value="0" style:font-size-asian="20pt" style:font-weight-asian="bold" style:font-size-complex="20pt" style:font-weight-complex="bold" loext:padding="0cm" loext:border="none"/>
    </style:style>
    <style:style style:name="T7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1ccd4" fo:background-color="#ffffff" loext:char-shading-value="0" style:font-size-asian="20pt" style:font-weight-asian="bold" style:font-size-complex="20pt" style:font-weight-complex="bold" loext:padding="0cm" loext:border="none"/>
    </style:style>
    <style:style style:name="T7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cc2fc" fo:background-color="#ffffff" loext:char-shading-value="0" style:font-size-asian="20pt" style:font-weight-asian="bold" style:font-size-complex="20pt" style:font-weight-complex="bold" loext:padding="0cm" loext:border="none"/>
    </style:style>
    <style:style style:name="T7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5a2ea4" fo:background-color="#ffffff" loext:char-shading-value="0" style:font-size-asian="20pt" style:font-weight-asian="bold" style:font-size-complex="20pt" style:font-weight-complex="bold" loext:padding="0cm" loext:border="none"/>
    </style:style>
    <style:style style:name="T7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ffff" loext:char-shading-value="0" style:font-size-asian="20pt" style:font-weight-asian="bold" style:font-size-complex="20pt" style:font-weight-complex="bold" loext:padding="0cm" loext:border="none"/>
    </style:style>
    <style:style style:name="T77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9db3c" fo:background-color="#ffffff" loext:char-shading-value="0" style:font-size-asian="20pt" style:font-weight-asian="bold" style:font-size-complex="20pt" style:font-weight-complex="bold" loext:padding="0cm" loext:border="none"/>
    </style:style>
    <style:style style:name="T78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bdf1c" fo:background-color="#ffffff" loext:char-shading-value="0" style:font-size-asian="20pt" style:font-weight-asian="bold" style:font-size-complex="20pt" style:font-weight-complex="bold" loext:padding="0cm" loext:border="none"/>
    </style:style>
    <style:style style:name="T79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fo:background-color="#ffffff" loext:char-shading-value="0" style:font-size-asian="20pt" style:font-weight-asian="bold" style:font-size-complex="20pt" style:font-weight-complex="bold" loext:padding="0cm" loext:border="none"/>
    </style:style>
    <style:style style:name="T80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c957a" fo:background-color="#ffffff" loext:char-shading-value="0" style:font-size-asian="20pt" style:font-weight-asian="bold" style:font-size-complex="20pt" style:font-weight-complex="bold" loext:padding="0cm" loext:border="none"/>
    </style:style>
    <style:style style:name="T81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e6a4a" fo:background-color="#ffffff" loext:char-shading-value="0" style:font-size-asian="20pt" style:font-weight-asian="bold" style:font-size-complex="20pt" style:font-weight-complex="bold" loext:padding="0cm" loext:border="none"/>
    </style:style>
    <style:style style:name="T8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128fcd" fo:background-color="#ff0000" loext:char-shading-value="0" style:font-size-asian="20pt" style:font-weight-asian="bold" style:font-size-complex="20pt" style:font-weight-complex="bold" loext:padding="0cm" loext:border="none"/>
    </style:style>
    <style:style style:name="T8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ac7d" fo:background-color="#ff0000" loext:char-shading-value="0" style:font-size-asian="20pt" style:font-weight-asian="bold" style:font-size-complex="20pt" style:font-weight-complex="bold" loext:padding="0cm" loext:border="none"/>
    </style:style>
    <style:style style:name="T8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0000" loext:char-shading-value="0" style:font-size-asian="20pt" style:font-weight-asian="bold" style:font-size-complex="20pt" style:font-weight-complex="bold" loext:padding="0cm" loext:border="none"/>
    </style:style>
    <style:style style:name="T8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0000" loext:char-shading-value="0" style:font-size-asian="20pt" style:font-weight-asian="bold" style:font-size-complex="20pt" style:font-weight-complex="bold" loext:padding="0cm" loext:border="none"/>
    </style:style>
    <style:style style:name="T8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0000" loext:char-shading-value="0" style:font-size-asian="20pt" style:font-weight-asian="bold" style:font-size-complex="20pt" style:font-weight-complex="bold" loext:padding="0cm" loext:border="none"/>
    </style:style>
    <style:style style:name="T87" style:family="text">
      <style:text-properties fo:font-variant="normal" fo:text-transform="none" fo:color="#000000" style:font-name="Abyssinica SIL" fo:letter-spacing="normal" fo:font-style="normal" style:text-underline-style="none" fo:font-weight="bold" officeooo:rsid="000624c2" fo:background-color="#ffffff" loext:char-shading-value="0" style:font-weight-asian="bold" style:font-weight-complex="bold" loext:padding="0cm" loext:border="none"/>
    </style:style>
    <style:style style:name="T88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0624c2" fo:background-color="#ffffff" loext:char-shading-value="0" style:font-weight-asian="normal" style:font-weight-complex="normal" loext:padding="0cm" loext:border="none"/>
    </style:style>
    <style:style style:name="T89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4df150" fo:background-color="#ffffff" loext:char-shading-value="0" style:font-weight-asian="normal" style:font-weight-complex="normal" loext:padding="0cm" loext:border="none"/>
    </style:style>
    <style:style style:name="T90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a2ea4" fo:background-color="#ffffff" loext:char-shading-value="0" style:font-weight-asian="normal" style:font-weight-complex="normal" loext:padding="0cm" loext:border="none"/>
    </style:style>
    <style:style style:name="T91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d17d3" fo:background-color="#ffffff" loext:char-shading-value="0" style:font-weight-asian="normal" style:font-weight-complex="normal" loext:padding="0cm" loext:border="none"/>
    </style:style>
    <style:style style:name="T92" style:family="text">
      <style:text-properties fo:font-variant="normal" fo:text-transform="none" fo:color="#000000" style:font-name="Abyssinica SIL" fo:letter-spacing="normal" fo:font-style="normal" style:text-underline-style="none" officeooo:rsid="000624c2" fo:background-color="#ffffff" loext:char-shading-value="0" loext:padding="0cm" loext:border="none"/>
    </style:style>
    <style:style style:name="T93" style:family="text">
      <style:text-properties fo:font-variant="normal" fo:text-transform="none" fo:color="#000000" style:font-name="Abyssinica SIL" fo:letter-spacing="normal" fo:font-style="normal" style:text-underline-style="none" fo:background-color="#ffffff" loext:char-shading-value="0" loext:padding="0cm" loext:border="none"/>
    </style:style>
    <style:style style:name="T94" style:family="text">
      <style:text-properties fo:font-variant="normal" fo:text-transform="none" fo:color="#000000" style:font-name="Abyssinica SIL" fo:letter-spacing="normal" fo:font-style="normal" style:text-underline-style="none" officeooo:rsid="0075e228" fo:background-color="#ffffff" loext:char-shading-value="0" loext:padding="0cm" loext:border="none"/>
    </style:style>
    <style:style style:name="T9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ffff" loext:char-shading-value="0" style:font-size-asian="20pt" style:font-weight-asian="bold" style:font-size-complex="20pt" style:font-weight-complex="bold" loext:padding="0cm" loext:border="none"/>
    </style:style>
    <style:style style:name="T96" style:family="text">
      <style:text-properties fo:font-variant="normal" fo:text-transform="none" fo:color="#000000" style:font-name="Abyssinica SIL" fo:letter-spacing="normal" fo:font-style="normal" style:text-underline-style="none" fo:font-weight="bold" officeooo:rsid="000624c2" fo:background-color="#ffffff" loext:char-shading-value="0" style:font-weight-asian="bold" style:font-weight-complex="bold" loext:padding="0cm" loext:border="none"/>
    </style:style>
    <style:style style:name="T97" style:family="text">
      <style:text-properties fo:font-variant="normal" fo:text-transform="none" fo:color="#000000" style:font-name="Abyssinica SIL" fo:letter-spacing="normal" fo:font-style="normal" style:text-underline-style="none" officeooo:rsid="000624c2" fo:background-color="#ffffff" loext:char-shading-value="0" loext:padding="0cm" loext:border="none"/>
    </style:style>
    <style:style style:name="T98" style:family="text">
      <style:text-properties fo:font-variant="normal" fo:text-transform="none" fo:color="#000000" style:font-name="Abyssinica SIL" fo:letter-spacing="normal" fo:font-style="normal" style:text-underline-style="none" fo:background-color="#ffffff" loext:char-shading-value="0" loext:padding="0cm" loext:border="none"/>
    </style:style>
    <style:style style:name="T9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00" style:family="text">
      <style:text-properties officeooo:rsid="0044d3f1"/>
    </style:style>
    <style:style style:name="T101" style:family="text">
      <style:text-properties fo:font-size="20pt" fo:font-weight="bold" style:font-size-asian="20pt" style:font-weight-asian="bold" style:font-size-complex="20pt" style:font-weight-complex="bold"/>
    </style:style>
    <style:style style:name="T102" style:family="text">
      <style:text-properties fo:font-size="20pt" fo:font-weight="bold" officeooo:rsid="0079db3c" style:font-size-asian="20pt" style:font-weight-asian="bold" style:font-size-complex="20pt" style:font-weight-complex="bold"/>
    </style:style>
    <style:style style:name="T103" style:family="text">
      <style:text-properties fo:font-size="20pt" fo:font-weight="bold" officeooo:rsid="000624c2" style:font-size-asian="20pt" style:font-weight-asian="bold" style:font-size-complex="20pt" style:font-weight-complex="bold"/>
    </style:style>
    <style:style style:name="T104" style:family="text">
      <style:text-properties officeooo:rsid="007bdf1c"/>
    </style:style>
    <style:style style:name="T105" style:family="text">
      <style:text-properties officeooo:rsid="007c957a"/>
    </style:style>
    <style:style style:name="T106" style:family="text">
      <style:text-properties officeooo:rsid="007e6a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tab/><text:tab/><text:tab/> <text:s text:c="2"/><text:span text:style-name="T1"><text:s text:c="2"/></text:span><text:span text:style-name="T2">DBF </text:span><text:span text:style-name="T1">POS <text:s/></text:span></text:p>
      <text:p text:style-name="P3"><text:span text:style-name="T14">L</text:span><text:span text:style-name="T10">earning DBF Project last 2 months but live work start at 24 january 2022.</text:span></text:p>
      <text:p text:style-name="P7"><text:span text:style-name="T6"><text:tab/><text:tab/><text:tab/><text:tab/><text:tab/> </text:span><text:span text:style-name="T7">24/01/2022 </text:span></text:p>
      <text:p text:style-name="P2"><text:span text:style-name="T13">I)</text:span><text:span text:style-name="T12"> M</text:span><text:span text:style-name="T11">enus:</text:span></text:p>
      <text:p text:style-name="P4"><text:span text:style-name="T10">* </text:span><text:span text:style-name="T15">All Shop’s menu will be same no deference.</text:span></text:p>
      <text:p text:style-name="P9">* How to create menus for dbf project use layouts folder dbf blade file.</text:p>
      <text:p text:style-name="P8"><text:span text:style-name="T17"><text:tab/><text:tab/><text:tab/><text:tab/><text:tab/> <text:s/></text:span><text:span text:style-name="T8">2</text:span><text:span text:style-name="T9">5</text:span><text:span text:style-name="T8">/01/2022</text:span></text:p>
      <text:p text:style-name="P8"><text:span text:style-name="T5">1)</text:span><text:span text:style-name="T4"> Home Page</text:span><text:span text:style-name="T3">:</text:span></text:p>
      <text:p text:style-name="P8"><text:span text:style-name="T20">1)</text:span><text:span text:style-name="T21"> </text:span><text:span text:style-name="T22">Work</text:span><text:span text:style-name="T21"> How to create home page for dbf project </text:span><text:span text:style-name="T22">use home blade file and home controller <text:s/>file. </text:span><text:span text:style-name="T26">(Done)</text:span></text:p>
      <text:p text:style-name="P17"><text:span text:style-name="T20">2)</text:span><text:span text:style-name="T22"> </text:span><text:span text:style-name="T23">Work How to add logout button and show time and Dbf Logo navigation bar on home page.</text:span><text:span text:style-name="T22"> </text:span><text:span text:style-name="T26">(Done)</text:span></text:p>
      <text:p text:style-name="P17"><text:span text:style-name="T20">3)</text:span><text:span text:style-name="T22"> Work</text:span><text:span text:style-name="T21"> </text:span><text:span text:style-name="T22">How to show discount item pop up on home page will home page open first time on day, so use item_discount_request file will help of home controller. </text:span><text:span text:style-name="T26">(Done)</text:span></text:p>
      <text:p text:style-name="P17"><text:span text:style-name="T20">4)</text:span><text:span text:style-name="T22"> Work</text:span><text:span text:style-name="T21"> </text:span><text:span text:style-name="T22">How to show welcome admin pop up on home page use home blade file and home controller file. </text:span><text:span text:style-name="T26">(Done)</text:span></text:p>
      <text:p text:style-name="P17"><text:span text:style-name="T20">5)</text:span><text:span text:style-name="T22"> </text:span><text:span text:style-name="T18">Work How to show all shop detail </text:span><text:span text:style-name="T25">and single shop detail on </text:span><text:span text:style-name="T18">home page.</text:span><text:span text:style-name="T22"> </text:span><text:span text:style-name="T26">(Done)</text:span></text:p>
      <text:p text:style-name="P17"><text:span text:style-name="T20">6)</text:span><text:span text:style-name="T18"> Work How to show Curent Stock, Today’s Earning, Today’s Sale</text:span><text:span text:style-name="T24">s</text:span><text:span text:style-name="T18"> on home page.</text:span><text:span text:style-name="T22"> </text:span><text:span text:style-name="T26">(Done)</text:span></text:p>
      <text:p text:style-name="P17"><text:span text:style-name="T20">7)</text:span><text:span text:style-name="T18"> Work How to show receiving dc notification on home page.</text:span><text:span text:style-name="T22"> </text:span><text:span text:style-name="T26">(Done)</text:span></text:p>
      <text:p text:style-name="P17"><text:span text:style-name="T27">8</text:span><text:span text:style-name="T20">)</text:span><text:span text:style-name="T18"> </text:span><text:span text:style-name="T19">Work How to show </text:span><text:span text:style-name="T31">Login And Logout Details on home page shop by shop </text:span><text:span text:style-name="T34">use open_close_detail file for login and logout time</text:span><text:span text:style-name="T31">.</text:span><text:span text:style-name="T36"> </text:span><text:span text:style-name="T37">(Done)</text:span></text:p>
      <text:p text:style-name="P17"><text:span text:style-name="T38">9</text:span><text:span text:style-name="T33">) All Shop’s Home Page will be same no deference.</text:span><text:span text:style-name="T36"> </text:span><text:span text:style-name="T37">(Done)</text:span></text:p>
      <text:p text:style-name="P26"><text:span text:style-name="T33">*</text:span><text:span text:style-name="T35">) </text:span><text:span text:style-name="T33">U</text:span><text:span text:style-name="T35">se </text:span><text:span text:style-name="T48">5</text:span><text:span text:style-name="T35"> files in home page design and developement</text:span></text:p>
      <text:p text:style-name="P17"><text:span text:style-name="T33"><text:tab/>1</text:span><text:span text:style-name="T45">0</text:span><text:span text:style-name="T35">) home blade file</text:span><text:span text:style-name="T36"> </text:span><text:span text:style-name="T37">(Done)</text:span></text:p>
      <text:p text:style-name="P17"><text:span text:style-name="T35"><text:tab/>1</text:span><text:span text:style-name="T45">1</text:span><text:span text:style-name="T35">) item_discount_request blade file</text:span><text:span text:style-name="T36"> </text:span><text:span text:style-name="T37">(Done)</text:span></text:p>
      <text:p text:style-name="P17"><text:span text:style-name="T35"><text:tab/>1</text:span><text:span text:style-name="T45">2</text:span><text:span text:style-name="T35">) open_close_detail blade file</text:span><text:span text:style-name="T36"> </text:span><text:span text:style-name="T37">(Done)</text:span></text:p>
      <text:p text:style-name="P28"><text:span text:style-name="T35"><text:tab/>1</text:span><text:span text:style-name="T45">3</text:span><text:span text:style-name="T35">) request_for_item blade file</text:span><text:span text:style-name="T47"> (Done)</text:span></text:p>
      <text:p text:style-name="P19"><text:span text:style-name="T39"><text:tab/>1</text:span><text:span text:style-name="T45">4</text:span><text:span text:style-name="T39">) home controller file</text:span><text:span text:style-name="T36"> </text:span><text:span text:style-name="T37">(Done)</text:span></text:p>
      <text:p text:style-name="P11"/>
      <text:p text:style-name="P18"><text:span text:style-name="T39"><text:tab/><text:tab/><text:tab/><text:tab/><text:tab/></text:span><text:span text:style-name="T71">2</text:span><text:span text:style-name="T72">7</text:span><text:span text:style-name="T71">/01/2022</text:span></text:p>
      <text:p text:style-name="P20"><text:span text:style-name="T38">1</text:span><text:span text:style-name="T45">5</text:span><text:span text:style-name="T40">)</text:span><text:span text:style-name="T41"> Work How to show request for item </text:span><text:span text:style-name="T42">use request_for_item file</text:span><text:span text:style-name="T41"> and update item list on home page.</text:span><text:span text:style-name="T47"> (Done)</text:span></text:p>
      <text:p text:style-name="P27"><text:span text:style-name="T41">1</text:span><text:span text:style-name="T32">6) Work How to show request dc notification on home page. (Done)</text:span></text:p>
      <text:p text:style-name="P18"><text:span text:style-name="T85">2</text:span><text:span text:style-name="T82">)</text:span><text:span text:style-name="T83"> </text:span><text:span text:style-name="T85">Customer</text:span><text:span text:style-name="T83"> Page</text:span><text:span text:style-name="T84">:</text:span></text:p>
      <text:p text:style-name="P21"><text:soft-page-break/><text:span text:style-name="T40">1)</text:span><text:span text:style-name="T43"> </text:span><text:span text:style-name="T36">Work</text:span><text:span text:style-name="T43"> How to create </text:span><text:span text:style-name="T44">customer</text:span><text:span text:style-name="T43"> page for dbf project </text:span><text:span text:style-name="T36">use </text:span><text:span text:style-name="T53">views</text:span><text:span text:style-name="T54">/</text:span><text:span text:style-name="T53">customer</text:span><text:span text:style-name="T54">/</text:span><text:span text:style-name="T46">index</text:span><text:span text:style-name="T36"> blade file and </text:span><text:span text:style-name="T55">controller</text:span><text:span text:style-name="T36">/</text:span><text:span text:style-name="T46">customer </text:span><text:span text:style-name="T36">controller file </text:span><text:span text:style-name="T46">and </text:span><text:span text:style-name="T53">views</text:span><text:span text:style-name="T54">/</text:span><text:span text:style-name="T53">customer</text:span><text:span text:style-name="T54">/</text:span><text:span text:style-name="T46">all_customer blade file</text:span><text:span text:style-name="T36">. </text:span><text:span text:style-name="T49">(Done)</text:span></text:p>
      <text:p text:style-name="P30"><text:span text:style-name="T16">2) Work How to import excel file on customer page at customer table.</text:span><text:span text:style-name="T36"> </text:span><text:span text:style-name="T49">(Done)</text:span></text:p>
      <text:p text:style-name="P12"/>
      <text:p text:style-name="P29"><text:span text:style-name="T52"><text:tab/><text:tab/><text:tab/><text:tab/><text:tab/></text:span><text:span text:style-name="T71">2</text:span><text:span text:style-name="T73">8</text:span><text:span text:style-name="T71">/01/2022</text:span></text:p>
      <text:p text:style-name="P10">3) Work How to add new customer on customer page at customer table. <text:span text:style-name="T100">(Done)</text:span></text:p>
      <text:p text:style-name="P31"><text:span text:style-name="T49">4</text:span><text:span text:style-name="T32">) </text:span><text:span text:style-name="T50">Work How to <text:s/></text:span><text:span text:style-name="T51">export all of our customers list</text:span><text:span text:style-name="T52"> on customer page at customer table. </text:span><text:span text:style-name="T58">(Done)</text:span></text:p>
      <text:p text:style-name="P40"><text:span text:style-name="T49">5</text:span><text:span text:style-name="T57">) Work How to </text:span><text:span text:style-name="T56">update </text:span><text:span text:style-name="T57">customer</text:span><text:span text:style-name="T52"> on customer page at customer table. </text:span><text:span text:style-name="T58">(Done)</text:span></text:p>
      <text:p text:style-name="P41"><text:span text:style-name="T33">*</text:span><text:span text:style-name="T35">) </text:span><text:span text:style-name="T33">U</text:span><text:span text:style-name="T35">se </text:span><text:span text:style-name="T69">3</text:span><text:span text:style-name="T35"> files in </text:span><text:span text:style-name="T69">customer</text:span><text:span text:style-name="T35"> page design and developement</text:span></text:p>
      <text:p text:style-name="P41"><text:span text:style-name="T35"><text:s text:c="2"/></text:span><text:span text:style-name="T69">6) index blade file. (Done)</text:span></text:p>
      <text:p text:style-name="P15"><text:s text:c="2"/>7) all_customer blade file. (Done)</text:p>
      <text:p text:style-name="P15"><text:s text:c="2"/>8) customer controller file. (Done)</text:p>
      <text:p text:style-name="P13"/>
      <text:p text:style-name="P35"><text:span text:style-name="T58"><text:tab/><text:tab/><text:tab/><text:tab/><text:tab/></text:span><text:span text:style-name="T71">2</text:span><text:span text:style-name="T74">9</text:span><text:span text:style-name="T71">/01/2022</text:span></text:p>
      <text:p text:style-name="P32"><text:span text:style-name="T62">1</text:span><text:span text:style-name="T59">) Use </text:span><text:span text:style-name="T60">6</text:span><text:span text:style-name="T59"> files in work for,</text:span></text:p>
      <text:p text:style-name="P34"><text:span text:style-name="T59"><text:s text:c="2"/></text:span><text:span text:style-name="T60">2.1) </text:span><text:span text:style-name="T59">controller/manager/reports/report controller </text:span><text:span text:style-name="T60">file</text:span></text:p>
      <text:p text:style-name="P33"><text:span text:style-name="T60"><text:s text:c="2"/>2.2) </text:span><text:span text:style-name="T61">views/</text:span><text:span text:style-name="T59">manager/reports/tally_report blade </text:span><text:span text:style-name="T60">file</text:span></text:p>
      <text:p text:style-name="P34"><text:span text:style-name="T59"><text:s text:c="2"/>2.</text:span><text:span text:style-name="T60">3) </text:span><text:span text:style-name="T61">views/</text:span><text:span text:style-name="T59">manager/reports/</text:span><text:span text:style-name="T60">custome</text:span><text:span text:style-name="T59">_report blade </text:span><text:span text:style-name="T60">file</text:span></text:p>
      <text:p text:style-name="P34"><text:span text:style-name="T59"><text:s text:c="2"/>2.</text:span><text:span text:style-name="T60">4) </text:span><text:span text:style-name="T61">views/</text:span><text:span text:style-name="T59">manager/reports/</text:span><text:span text:style-name="T60">email</text:span><text:span text:style-name="T59">_report blade </text:span><text:span text:style-name="T60">file</text:span></text:p>
      <text:p text:style-name="P34"><text:span text:style-name="T59"><text:s text:c="2"/>2.</text:span><text:span text:style-name="T60">5) </text:span><text:span text:style-name="T61">views/</text:span><text:span text:style-name="T59">manager/reports/</text:span><text:span text:style-name="T60">index</text:span><text:span text:style-name="T59"> blade </text:span><text:span text:style-name="T60">file</text:span></text:p>
      <text:p text:style-name="P34"><text:span text:style-name="T59"><text:s text:c="2"/>2.</text:span><text:span text:style-name="T60">6) </text:span><text:span text:style-name="T61">views/</text:span><text:span text:style-name="T59">manager/reports/</text:span><text:span text:style-name="T60">monthly</text:span><text:span text:style-name="T59">_report blade </text:span><text:span text:style-name="T60">file. (Done)</text:span></text:p>
      <text:p text:style-name="P14"/>
      <text:p text:style-name="P36"><text:span text:style-name="T60"><text:tab/> <text:s text:c="24"/></text:span><text:span text:style-name="T75">31</text:span><text:span text:style-name="T71">/01/2022</text:span></text:p>
      <text:p text:style-name="P6"><text:span text:style-name="T88">1)</text:span><text:span text:style-name="T87"> </text:span><text:span text:style-name="T88">Work </text:span><text:span text:style-name="T89">How to</text:span><text:span text:style-name="T91"> show</text:span><text:span text:style-name="T88"> on stock edition in manager menu reports in tailly </text:span><text:span text:style-name="T89">formate</text:span><text:span text:style-name="T88"> report show stock edition. </text:span><text:span text:style-name="T90">(Done)</text:span></text:p>
      <text:p text:style-name="P37"><text:span text:style-name="T62">2</text:span><text:span text:style-name="T63">) Work and Practice and Revice on Customer menu full detail of files and controller and route also now.</text:span><text:span text:style-name="T57"> </text:span><text:span text:style-name="T62">(Done)</text:span></text:p>
      <text:p text:style-name="P16"/>
      <text:p text:style-name="P42"><text:span text:style-name="T64"><text:s text:c="23"/></text:span><text:span text:style-name="T76">0</text:span><text:span text:style-name="T75">1</text:span><text:span text:style-name="T71">/0</text:span><text:span text:style-name="T76">2</text:span><text:span text:style-name="T71">/2022 </text:span><text:span text:style-name="T76">0</text:span><text:span text:style-name="T77">2</text:span><text:span text:style-name="T71">/0</text:span><text:span text:style-name="T76">2</text:span><text:span text:style-name="T71">/2022</text:span></text:p>
      <text:p text:style-name="P5"><text:span text:style-name="T92">1</text:span><text:span text:style-name="T93">) Work second time revice customer page full detail learn and practice and work and go through all f</text:span><text:span text:style-name="T94">i</text:span><text:span text:style-name="T93">les code. (Done)</text:span></text:p>
      <text:p text:style-name="P22"><text:span text:style-name="T86">3</text:span><text:span text:style-name="T82">)</text:span><text:span text:style-name="T83"> </text:span><text:span text:style-name="T86">Item</text:span><text:span text:style-name="T83"> Page</text:span><text:span text:style-name="T84">:</text:span></text:p>
      <text:p text:style-name="P23"><text:span text:style-name="T57">1</text:span><text:span text:style-name="T65">)</text:span><text:span text:style-name="T43"> </text:span><text:span text:style-name="T36">Work</text:span><text:span text:style-name="T43"> How to create </text:span><text:span text:style-name="T65">item</text:span><text:span text:style-name="T43"> page for dbf project </text:span><text:span text:style-name="T36">use </text:span><text:span text:style-name="T53">views</text:span><text:span text:style-name="T54">/</text:span><text:span text:style-name="T66">item</text:span><text:span text:style-name="T54">/</text:span><text:span text:style-name="T66">item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edit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fetch</text:span><text:span text:style-name="T36"> blade file and </text:span><text:span text:style-name="T55">controller</text:span><text:span text:style-name="T36">/</text:span><text:span text:style-name="T65">item</text:span><text:span text:style-name="T46"> </text:span><text:span text:style-name="T36">controller file. </text:span><text:span text:style-name="T49">(Done)</text:span></text:p>
      <text:p text:style-name="P24"><text:span text:style-name="T49">2) Work How to import excel file on </text:span><text:span text:style-name="T67">item</text:span><text:span text:style-name="T49"> page at </text:span><text:span text:style-name="T67">item</text:span><text:span text:style-name="T49"> table.</text:span><text:span text:style-name="T36"> </text:span><text:span text:style-name="T49">(Done)</text:span></text:p>
      <text:p text:style-name="P38"><text:soft-page-break/><text:span text:style-name="T28">3) Work How to add new </text:span><text:span text:style-name="T29">item</text:span><text:span text:style-name="T28"> on </text:span><text:span text:style-name="T29">item</text:span><text:span text:style-name="T28"> page at </text:span><text:span text:style-name="T29">item</text:span><text:span text:style-name="T28"> table. </text:span><text:span text:style-name="T30">(Done)</text:span></text:p>
      <text:p text:style-name="P25"><text:span text:style-name="T49">4) </text:span><text:span text:style-name="T50">Work How to <text:s/></text:span><text:span text:style-name="T51">export all of our </text:span><text:span text:style-name="T68">item</text:span><text:span text:style-name="T51"> list</text:span><text:span text:style-name="T52"> on </text:span><text:span text:style-name="T68">item</text:span><text:span text:style-name="T52"> page at </text:span><text:span text:style-name="T68">item</text:span><text:span text:style-name="T52"> table. </text:span><text:span text:style-name="T58">(Done)</text:span></text:p>
      <text:p text:style-name="P39"><text:span text:style-name="T58">5</text:span><text:span text:style-name="T32">) Work How to update item and item quantity on item page item table. (Done)</text:span></text:p>
      <text:p text:style-name="P43"/>
      <text:p text:style-name="P44"><text:span text:style-name="T70"><text:s text:c="33"/></text:span><text:span text:style-name="T76">0</text:span><text:span text:style-name="T80">3</text:span><text:span text:style-name="T71">/0</text:span><text:span text:style-name="T76">2</text:span><text:span text:style-name="T71">/2022</text:span></text:p>
      <text:p text:style-name="P45"><text:span text:style-name="T92">1</text:span><text:span text:style-name="T93">) Revise Home Page Code. (Working)</text:span></text:p>
      <text:p text:style-name="P45"><text:span text:style-name="T93">2) Revise Customer Page Code. (Working)</text:span></text:p>
      <text:p text:style-name="P45"><text:span text:style-name="T93">3) Revise Item Page Code. (Working)</text:span></text:p>
      <text:p text:style-name="P45"><text:span text:style-name="T93"/></text:p>
      <text:p text:style-name="P47"><text:span text:style-name="T99"><text:s text:c="33"/></text:span><text:span text:style-name="T76">0</text:span><text:span text:style-name="T81">4</text:span><text:span text:style-name="T71">/0</text:span><text:span text:style-name="T76">2</text:span><text:span text:style-name="T71">/2022</text:span></text:p>
      <text:p text:style-name="P46"><text:span text:style-name="T92">1</text:span><text:span text:style-name="T93">) Revise Home Page Code. (Working)</text:span></text:p>
      <text:p text:style-name="P46"><text:span text:style-name="T93">2) Revise Customer Page Code. (Working)</text:span></text:p>
      <text:p text:style-name="P46"><text:span text:style-name="T92">3) Revise Item Page Code. (Working)</text:span></text:p>
      <text:p text:style-name="P47"><text:span text:style-name="T71"><text:s text:c="21"/></text:span><text:span text:style-name="T76">0</text:span><text:span text:style-name="T81">5</text:span><text:span text:style-name="T71">/0</text:span><text:span text:style-name="T76">2</text:span><text:span text:style-name="T71">/2022</text:span></text:p>
      <text:p text:style-name="P46"><text:span text:style-name="T92">1</text:span><text:span text:style-name="T93">) Revise Home Page Code. (Working)</text:span></text:p>
      <text:p text:style-name="P46"><text:span text:style-name="T93">2) Revise Customer Page Code. (Working)</text:span></text:p>
      <text:p text:style-name="P46"><text:span text:style-name="T92">3) Revise Item Page Code. (Working)</text:span></text:p>
      <text:p text:style-name="P44"><text:span text:style-name="T7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4:51:01.131897550</meta:creation-date>
    <meta:generator>LibreOffice/6.4.7.2$Linux_X86_64 LibreOffice_project/40$Build-2</meta:generator>
    <dc:date>2022-02-03T11:02:13.366202232</dc:date>
    <meta:editing-duration>PT13H35M40S</meta:editing-duration>
    <meta:editing-cycles>75</meta:editing-cycles>
    <meta:document-statistic meta:table-count="0" meta:image-count="0" meta:object-count="0" meta:page-count="3" meta:paragraph-count="68" meta:word-count="634" meta:character-count="3972" meta:non-whitespace-character-count="3186"/>
  </office:meta>
</office:document-meta>
</file>